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fo:font-weight="bold" officeooo:rsid="001c8e08" officeooo:paragraph-rsid="0024bfa6" style:font-weight-asian="bold" style:font-weight-complex="bold"/>
    </style:style>
    <style:style style:name="P3" style:family="paragraph" style:parent-style-name="Text_20_body">
      <style:text-properties fo:font-weight="bold" officeooo:rsid="0035caef" officeooo:paragraph-rsid="0035caef" style:font-weight-asian="bold" style:font-weight-complex="bold"/>
    </style:style>
    <style:style style:name="P4" style:family="paragraph" style:parent-style-name="Text_20_body">
      <style:paragraph-properties fo:text-align="center" style:justify-single-word="false"/>
      <style:text-properties fo:font-weight="bold" officeooo:rsid="003ddac8" officeooo:paragraph-rsid="003ddac8" style:font-weight-asian="bold" style:font-weight-complex="bold"/>
    </style:style>
    <style:style style:name="P5" style:family="paragraph" style:parent-style-name="Text_20_body">
      <style:paragraph-properties fo:text-align="justify" style:justify-single-word="false"/>
      <style:text-properties officeooo:paragraph-rsid="0022f1d2"/>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normal" officeooo:rsid="0035caef" officeooo:paragraph-rsid="0035caef" style:font-weight-asian="normal" style:font-weight-complex="normal"/>
    </style:style>
    <style:style style:name="P8" style:family="paragraph" style:parent-style-name="Text_20_body">
      <style:text-properties fo:font-weight="normal" officeooo:rsid="003acb10" style:font-weight-asian="normal" style:font-weight-complex="normal"/>
    </style:style>
    <style:style style:name="P9" style:family="paragraph" style:parent-style-name="Text_20_body">
      <style:text-properties fo:font-weight="normal" officeooo:rsid="003acb10" officeooo:paragraph-rsid="003acb10" style:font-weight-asian="normal" style:font-weight-complex="normal"/>
    </style:style>
    <style:style style:name="P10" style:family="paragraph" style:parent-style-name="Text_20_body">
      <style:paragraph-properties fo:text-align="center" style:justify-single-word="false"/>
      <style:text-properties fo:font-weight="normal" officeooo:rsid="003ddac8" officeooo:paragraph-rsid="003ddac8" style:font-weight-asian="normal" style:font-weight-complex="normal"/>
    </style:style>
    <style:style style:name="P11" style:family="paragraph" style:parent-style-name="Text_20_body" style:list-style-name="L1">
      <style:text-properties fo:color="#c9211e" loext:opacity="100%" fo:font-weight="bold" officeooo:rsid="001c8e08" officeooo:paragraph-rsid="0024bfa6" style:font-weight-asian="bold" style:font-weight-complex="bold"/>
    </style:style>
    <style:style style:name="P12" style:family="paragraph" style:parent-style-name="Text_20_body">
      <style:text-properties officeooo:rsid="003b4bff" officeooo:paragraph-rsid="003b4bff"/>
    </style:style>
    <style:style style:name="P13" style:family="paragraph" style:parent-style-name="Text_20_body">
      <style:paragraph-properties fo:text-align="justify" style:justify-single-word="false" fo:break-before="page"/>
      <style:text-properties officeooo:paragraph-rsid="0022f1d2"/>
    </style:style>
    <style:style style:name="P14" style:family="paragraph" style:parent-style-name="Text_20_body">
      <style:paragraph-properties fo:margin-top="0cm" fo:margin-bottom="0cm" style:contextual-spacing="false" fo:line-height="100%"/>
    </style:style>
    <style:style style:name="P15" style:family="paragraph" style:parent-style-name="Text_20_body">
      <style:paragraph-properties fo:margin-top="0cm" fo:margin-bottom="0cm" style:contextual-spacing="false" fo:line-height="100%"/>
      <style:text-properties officeooo:paragraph-rsid="00278343"/>
    </style:style>
    <style:style style:name="P16" style:family="paragraph" style:parent-style-name="Text_20_body">
      <style:paragraph-properties fo:margin-top="0cm" fo:margin-bottom="0cm" style:contextual-spacing="false" fo:line-height="100%" fo:text-align="end" style:justify-single-word="false"/>
      <style:text-properties officeooo:paragraph-rsid="0035caef"/>
    </style:style>
    <style:style style:name="T1" style:family="text">
      <style:text-properties fo:font-weight="normal" style:font-weight-asian="normal" style:font-weight-complex="normal"/>
    </style:style>
    <style:style style:name="T2" style:family="text">
      <style:text-properties fo:font-weight="normal" officeooo:rsid="0024bfa6" style:font-weight-asian="normal" style:font-weight-complex="normal"/>
    </style:style>
    <style:style style:name="T3" style:family="text">
      <style:text-properties fo:font-weight="normal" officeooo:rsid="00269311" style:font-weight-asian="normal" style:font-weight-complex="normal"/>
    </style:style>
    <style:style style:name="T4" style:family="text">
      <style:text-properties fo:font-weight="normal" officeooo:rsid="00272179" style:font-weight-asian="normal" style:font-weight-complex="normal"/>
    </style:style>
    <style:style style:name="T5" style:family="text">
      <style:text-properties fo:font-weight="normal" officeooo:rsid="00276f5e" style:font-weight-asian="normal" style:font-weight-complex="normal"/>
    </style:style>
    <style:style style:name="T6" style:family="text">
      <style:text-properties fo:font-weight="normal" officeooo:rsid="0033c1f4" style:font-weight-asian="normal" style:font-weight-complex="normal"/>
    </style:style>
    <style:style style:name="T7" style:family="text">
      <style:text-properties fo:font-weight="normal" officeooo:rsid="00341b76" style:font-weight-asian="normal" style:font-weight-complex="normal"/>
    </style:style>
    <style:style style:name="T8" style:family="text">
      <style:text-properties fo:font-weight="normal" officeooo:rsid="00389823" style:font-weight-asian="normal" style:font-weight-complex="normal"/>
    </style:style>
    <style:style style:name="T9" style:family="text">
      <style:text-properties fo:font-weight="normal" officeooo:rsid="0038ff7b"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c8e08" style:font-weight-asian="bold" style:font-weight-complex="bold"/>
    </style:style>
    <style:style style:name="T12" style:family="text">
      <style:text-properties fo:font-weight="bold" officeooo:rsid="003acb10" style:font-weight-asian="bold" style:font-weight-complex="bold"/>
    </style:style>
    <style:style style:name="T13" style:family="text">
      <style:text-properties officeooo:rsid="00269311"/>
    </style:style>
    <style:style style:name="T14" style:family="text">
      <style:text-properties officeooo:rsid="00282ec0"/>
    </style:style>
    <style:style style:name="T15" style:family="text">
      <style:text-properties officeooo:rsid="00341b76"/>
    </style:style>
    <style:style style:name="T16" style:family="text">
      <style:text-properties officeooo:rsid="00345270"/>
    </style:style>
    <style:style style:name="T17" style:family="text">
      <style:text-properties fo:font-style="italic" fo:font-weight="normal" officeooo:rsid="00269311" style:font-style-asian="italic" style:font-weight-asian="normal" style:font-style-complex="italic" style:font-weight-complex="normal"/>
    </style:style>
    <style:style style:name="T18" style:family="text">
      <style:text-properties officeooo:rsid="0035caef"/>
    </style:style>
    <style:style style:name="T19" style:family="text">
      <style:text-properties officeooo:rsid="003685ba"/>
    </style:style>
    <style:style style:name="T20" style:family="text">
      <style:text-properties officeooo:rsid="0038ff7b"/>
    </style:style>
    <style:style style:name="T21" style:family="text">
      <style:text-properties officeooo:rsid="00398eef"/>
    </style:style>
    <style:style style:name="T22" style:family="text">
      <style:text-properties officeooo:rsid="003a9fdd"/>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03acb10" style:font-weight-asian="bold" style:font-weight-complex="bold"/>
    </style:style>
    <style:style style:name="T25" style:family="text">
      <style:text-properties officeooo:rsid="001c8e08"/>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5">J</text:span>EDIEL DA ROSA RIBEIR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BIOGRAFIA DE JOÃO CALVINO</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BLUMENAU/ SC</text:span></text:p>
      <text:p text:style-name="P4"><text:span text:style-name="T1">MAIO de 2021</text:span></text:p>
      <text:p text:style-name="P13"><text:span text:style-name="T11"><text:tab/></text:span><text:span text:style-name="T2">João Calvino (1509-1564) foi um teólogo, líder religioso e escritor francês. Foi o pai do Calvinismo – reforma protestante que impôs hábitos austeros e puritanos aos seus seguidores e que se espalhou por vários países da Europa Ocidental. João Calvino nasceu em Noyon, na região da Picardia, no Norte da França, no dia 10 de julho de 1509. Filho do secretário episcopal da cidade ficou órfão de mãe aos seis anos de idade, sendo confiado aos cuidados de um aristocrata amigo da família. </text:span></text:p>
      <text:p text:style-name="P5"><text:span text:style-name="T2"><text:tab/></text:span><text:span text:style-name="T3">Desde muito cedo Calvino se destacou nos estudos, e em obediência ao seu pai, foi enviado para a Universidade de Paris para Estudar Teologia ainda em sua adolescência. Em paris teve conhecimento a respeito das ideias de Martinho Lutero, de onde surgiram muitas inspirações para seus trabalhos no futuro, vindas do movimento protestantista de Lutero. </text:span><text:span text:style-name="T4">Isso o influenciou muito, fazendo com que ele saísse da Igreja Romana, para fazer parte do movimento protestante, </text:span><text:span text:style-name="T8">iniciado por </text:span><text:span text:style-name="T4"><text:s/>Lutero. Então o governo de Paris </text:span><text:span text:style-name="T5">tornou</text:span><text:span text:style-name="T4"> ilegal o protestantismo. Calvino abandonou a França e instalou-se na Basileia, Suíça, onde em 1536, publicou sua obra fundamental, “</text:span><text:span text:style-name="Strong_20_Emphasis"><text:span text:style-name="T4">Instituição da Religião Cristã</text:span></text:span><text:span text:style-name="T4">”, que reunia suas doutrinas protestantes.</text:span></text:p>
      <text:p text:style-name="P5"><text:span text:style-name="T4"><text:tab/></text:span><text:span text:style-name="T6">Uma das principais características que tornam Calvino o “Pai” da reforma protestante é o fato de que ao contrário de Martinho Lutero, Calvino </text:span><text:span text:style-name="T7">de certa forma propôs uma reforma completa, transformando a igreja radicalmente e não apenas modificando e alterando a estrutura da igreja católica da época, mas de fato uma nova igreja completamente “reformada”. A base principal da teologia de Calvino está baseado na soberania de Deus. Deus é soberano e tem controle sobre tudo. Calvino tirou o homem do foco e colocou Deus em seu devido lugar.</text:span></text:p>
      <text:p text:style-name="P5"><text:span text:style-name="T7"><text:tab/></text:span><text:span text:style-name="T8">Em Resumo, Calvino viveu durante a ascensão do Protestantismo em meio a grande perseguição por parte da igreja católica, por suas fortes acusações e refutações contra a igreja da época. O que ocasionou uma grande dificuldade para Calvino, pois em meio a perseguição, muitos cristãos protestantes estavam sendo mortos enquanto ele fugia para a suíça por causa da perseguição. </text:span><text:span text:style-name="T9">Calvino foi muito tentado para se tornar em um ditador assim como Hitler, por mais que sua influência tenha sido causa da morte de várias pessoas, não podemos comparar com um ditador. </text:span></text:p>
      <text:p text:style-name="P14"><text:tab/>Entre 1538 e 1541, João Calvino permaneceu em Estrasburgo, no Leste da França, onde reformou a liturgia e as instituições paroquiais, ao mesmo tempo, que dirigia pessoalmente uma congregação. Nessa época, conheceu Martinho Lutero e participou de vários conclaves entre católicos e protestantes.</text:p>
      <text:p text:style-name="P15"><text:tab/>Em setembro de 1547, Calvino retornou a Genebra a pedido das autoridades, para impedir a tentativa do cardeal de restaurar o catolicismo. Aplicando na íntegra suas austeras ideias religiosas, organiza a igreja de Genebra através das “Ordenações Eclesiásticas”.</text:p>
      <text:p text:style-name="P15"><text:tab/>Calvino <text:span text:style-name="T14">se tornou</text:span> governante absoluto de Genebra, tanto sob o aspecto religioso como no político e econômico. Genebra passa a ser o principal centro protestante da Europa.</text:p>
      <text:p text:style-name="P15"><text:tab/>Quando implantado em Genebra, aos domingos ninguém podia ir ao teatro, nem jogar cartas, muito menos dançar. Até mesmo o trabalho nesse dia seria considerado crime. Nos quatro primeiros anos do rígido governo calvinista, contaram-se 58 execuções, e muitas penas severas foram aplicadas aos transgressores das leis.</text:p>
      <text:p text:style-name="P15"><text:tab/><text:span text:style-name="T15">Podemos perceber como calvino soube exercer liderança e utilizou muito bem das ferramentas que tinha a seu dispor. No contexto da reforma onde as pessoas </text:span><text:soft-page-break/><text:span text:style-name="T15">estavam questionando a igreja, Calvino de forma muito oportuna traz uma resposta para o povo que estava perdido e consegue </text:span><text:span text:style-name="T16">liderar e demonstrar um caminho para muitos, que se viam perdidos, mas agora viam no Calvinismo uma esperança de uma igreja verdadeira, trazendo de volta a devoção de muitos e convertendo novas pessoas. </text:span><text:span text:style-name="T20">Calvino teve grande importância para as igrejas de hoje em dia, pois sua reforma radical abriu portas para as igrejas que temos hoje e que de fato pregam transformam vidas com o verdadeiro evangelho e a mensagem da Bíblia sendo exposta e contextualizada para a igreja, ao </text:span><text:span text:style-name="T21">contrário de criar regras contraditórias às próprias escrituras que Deus revelou a nós, fazendo com que a tradição seja superior </text:span><text:span text:style-name="T22">à</text:span><text:span text:style-name="T21"> revelação de Deus.</text:span></text:p>
      <text:p text:style-name="P15"><text:tab/>João Calvino faleceu em Genebra, na Suíça, no dia 27 de maio de 1564.</text:p>
      <text:p text:style-name="P16"><text:span text:style-name="T17">“É só a fé que justifica, mas a fé que justifica não está só.”</text:span></text:p>
      <text:list xml:id="list3076075162" text:style-name="Outline">
        <text:list-item>
          <text:h text:style-name="P1" text:outline-level="1"><text:span text:style-name="T13">R</text:span>EFERÊNCIAS</text:h>
        </text:list-item>
      </text:list>
      <text:p text:style-name="P3">Biografia de <text:span text:style-name="T19">João</text:span> Calvino – <text:span text:style-name="T19">eBiografia</text:span></text:p>
      <text:p text:style-name="P6"><text:span text:style-name="T18">Disponível em: </text:span><text:a xlink:type="simple" xlink:href="https://www.ebiografia.com/joao_calvino/" text:style-name="Internet_20_link" text:visited-style-name="Visited_20_Internet_20_Link">https://www.ebiografia.com/joao_calvino/</text:a></text:p>
      <text:p text:style-name="P7">Acesso em 29 de Maio de 2021</text:p>
      <text:p text:style-name="P7"/>
      <text:p text:style-name="P3">João Calvino – Wikipédia, <text:span text:style-name="T19">a enciclopédia livre</text:span></text:p>
      <text:p text:style-name="P6"><text:span text:style-name="T18">Disponível em: </text:span><text:a xlink:type="simple" xlink:href="https://pt.wikipedia.org/wiki/João_Calvino" text:style-name="Internet_20_link" text:visited-style-name="Visited_20_Internet_20_Link">https://pt.wikipedia.org/wiki/Jo%C3%A3o_Calvino</text:a></text:p>
      <text:p text:style-name="P7">Acesso em 29 de Maio de 2021</text:p>
      <text:p text:style-name="P8"/>
      <text:p text:style-name="P12"><text:span text:style-name="T24">C</text:span><text:span text:style-name="T23">alvinism (Introduction to John Calvin’s Reformed Theology)</text:span><text:span text:style-name="T10"> – Calvinismo</text:span><text:span text:style-name="T1"> </text:span><text:span text:style-name="T10">(Introdução para a Teologia reformada de João Calvino)</text:span></text:p>
      <text:p text:style-name="P9">Disponível em: <text:a xlink:type="simple" xlink:href="https://www.youtube.com/watch?v=KZARuVXiH8k" text:style-name="Internet_20_link" text:visited-style-name="Visited_20_Internet_20_Link">https://www.youtube.com/watch?v=KZARuVXiH8k</text:a></text:p>
      <text:p text:style-name="P9">Acesso em: 29 de Maio de 20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3"><draw:image xlink:href="Pictures/1000000000000500000000CF73E1439B139099FF.jpg" xlink:type="simple" xlink:show="embed" xlink:actuate="onLoad" draw:mime-type="image/jpeg"/></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9T19:18:11.628000000</dc:date>
    <meta:editing-duration>PT17H17M1S</meta:editing-duration>
    <meta:editing-cycles>8</meta:editing-cycles>
    <meta:generator>LibreOffice/7.1.2.2$Windows_X86_64 LibreOffice_project/8a45595d069ef5570103caea1b71cc9d82b2aae4</meta:generator>
    <meta:document-statistic meta:table-count="0" meta:image-count="1" meta:object-count="0" meta:page-count="4" meta:paragraph-count="25" meta:word-count="775" meta:character-count="4940" meta:non-whitespace-character-count="4173"/>
  </office:meta>
</office:document-meta>
</file>